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86cm"/>
    </style:style>
    <style:style style:name="gr8" style:family="graphic" style:parent-style-name="standard">
      <style:graphic-properties draw:stroke="none" svg:stroke-color="#000000" draw:fill="none" draw:fill-color="#ffffff" fo:min-height="0.619cm"/>
    </style:style>
    <style:style style:name="P1" style:family="paragraph">
      <style:paragraph-properties fo:margin-left="0cm" fo:margin-right="0cm" fo:text-align="center" fo:text-indent="0cm"/>
      <style:text-properties fo:font-family="'Droid Serif'" style:font-family-generic="roman" style:font-pitch="variable" fo:font-size="22pt"/>
    </style:style>
    <style:style style:name="P2" style:family="paragraph">
      <style:paragraph-properties fo:margin-left="0cm" fo:margin-right="0cm" fo:text-align="center" fo:text-indent="0cm"/>
      <style:text-properties fo:font-family="'Droid Sans'" style:font-family-generic="swiss" style:font-pitch="variable"/>
    </style:style>
    <style:style style:name="P3" style:family="paragraph">
      <style:paragraph-properties fo:text-align="center"/>
      <style:text-properties fo:font-family="'Droid Sans'" style:font-family-generic="swiss" style:font-pitch="variable" fo:font-size="14pt" fo:font-weight="bold"/>
    </style:style>
    <style:style style:name="P4" style:family="paragraph">
      <style:paragraph-properties fo:margin-left="0cm" fo:margin-right="0cm" fo:text-align="center" fo:text-indent="0cm"/>
      <style:text-properties fo:font-family="'Droid Sans'" style:font-family-generic="swiss" style:font-pitch="variable" fo:font-size="12pt"/>
    </style:style>
    <style:style style:name="P5" style:family="paragraph">
      <style:paragraph-properties fo:text-align="center"/>
      <style:text-properties fo:font-family="'Droid Sans'" style:font-family-generic="swiss" style:font-pitch="variable"/>
    </style:style>
    <style:style style:name="P6" style:family="paragraph">
      <style:paragraph-properties fo:margin-left="0cm" fo:margin-right="0cm" fo:text-align="center" fo:text-indent="0cm"/>
      <style:text-properties fo:font-family="'Droid Sans'" style:font-family-generic="swiss" style:font-pitch="variable" fo:font-style="normal"/>
    </style:style>
    <style:style style:name="P7" style:family="paragraph">
      <style:paragraph-properties fo:margin-left="0cm" fo:margin-right="0cm" fo:text-align="center" fo:text-indent="0cm"/>
      <style:text-properties fo:font-family="'Droid Sans'" style:font-family-generic="swiss" style:font-pitch="variable" fo:font-size="12pt" fo:font-style="normal"/>
    </style:style>
    <style:style style:name="P8" style:family="paragraph">
      <style:paragraph-properties fo:margin-left="0cm" fo:margin-right="0cm" fo:text-indent="0cm"/>
      <style:text-properties fo:font-family="'Droid Sans'" style:font-family-generic="swiss" style:font-pitch="variable" fo:font-size="14pt"/>
    </style:style>
    <style:style style:name="P9" style:family="paragraph">
      <style:paragraph-properties fo:margin-left="0cm" fo:margin-right="0cm" fo:text-align="center" fo:text-indent="0cm"/>
      <style:text-properties fo:font-family="'Droid Sans'" style:font-family-generic="swiss" style:font-pitch="variable" fo:font-size="10pt"/>
    </style:style>
    <style:style style:name="T1" style:family="text">
      <style:text-properties fo:font-family="'Droid Serif'" style:font-family-generic="roman" style:font-pitch="variable" fo:font-size="22pt"/>
    </style:style>
    <style:style style:name="T2" style:family="text">
      <style:text-properties fo:font-family="'Droid Sans'" style:font-family-generic="swiss" style:font-pitch="variable" fo:font-size="14pt" fo:font-weight="bold"/>
    </style:style>
    <style:style style:name="T3" style:family="text">
      <style:text-properties fo:font-size="12pt"/>
    </style:style>
    <style:style style:name="T4" style:family="text">
      <style:text-properties fo:font-family="'Droid Sans'" style:font-family-generic="swiss" style:font-pitch="variable" fo:font-size="12pt" fo:font-style="normal"/>
    </style:style>
    <style:style style:name="T5" style:family="text">
      <style:text-properties fo:font-family="'Droid Sans'" style:font-family-generic="swiss" style:font-pitch="variable" fo:font-size="14pt"/>
    </style:style>
    <style:style style:name="T6" style:family="text">
      <style:text-properties fo:font-size="10pt"/>
    </style:style>
    <style:style style:name="T7" style:family="text">
      <style:text-properties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8.95cm" svg:height="1.251cm" svg:x="4.648cm" svg:y="1.823cm">
          <draw:text-box>
            <text:p text:style-name="P1"><text:span text:style-name="T1">Nemo Incremental Backup System</text:span></text:p>
          </draw:text-box>
        </draw:frame>
        <draw:custom-shape draw:style-name="gr2" draw:text-style-name="P3" draw:id="id1" draw:layer="layout" svg:width="5.185cm" svg:height="1.215cm" svg:x="1.572cm" svg:y="2.79cm">
          <text:p text:style-name="P2"><text:span text:style-name="T2">Hourly Snapsh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2" draw:layer="layout" svg:width="3.934cm" svg:height="1.287cm" svg:x="2.179cm" svg:y="4.827cm">
          <text:p text:style-name="P2"><text:span text:style-name="T3">Take snapshots at</text:span></text:p>
          <text:p text:style-name="P2"><text:span text:style-name="T3">3 hour interva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svg:x1="4.164cm" svg:y1="4.005cm" svg:x2="4.145cm" svg:y2="4.827cm" draw:start-shape="id1" draw:start-glue-point="6" draw:end-shape="id2" draw:end-glue-point="4">
          <text:p/>
        </draw:connector>
        <draw:custom-shape draw:style-name="gr5" draw:text-style-name="P7" draw:id="id3" draw:layer="layout" svg:width="3.647cm" svg:height="0.858cm" svg:x="4.683cm" svg:y="7.009cm">
          <text:p text:style-name="P6"><text:span text:style-name="T4">Snapshot.0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draw:id="id10" draw:layer="layout" svg:width="3.647cm" svg:height="0.858cm" svg:x="4.683cm" svg:y="8.581cm">
          <text:p text:style-name="P6"><text:span text:style-name="T4">Snapshot.1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draw:id="id9" draw:layer="layout" svg:width="3.647cm" svg:height="0.858cm" svg:x="4.683cm" svg:y="10.225cm">
          <text:p text:style-name="P6"><text:span text:style-name="T4">Snapshot.2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draw:id="id8" draw:layer="layout" svg:width="3.647cm" svg:height="0.858cm" svg:x="4.683cm" svg:y="11.904cm">
          <text:p text:style-name="P6"><text:span text:style-name="T4">Snapshot.3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draw:id="id7" draw:layer="layout" svg:width="3.647cm" svg:height="0.858cm" svg:x="4.683cm" svg:y="13.588cm">
          <text:p text:style-name="P6"><text:span text:style-name="T4">Snapshot.4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draw:id="id6" draw:layer="layout" svg:width="3.647cm" svg:height="0.858cm" svg:x="4.683cm" svg:y="15.267cm">
          <text:p text:style-name="P6"><text:span text:style-name="T4">Snapshot.5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draw:id="id4" draw:layer="layout" svg:width="3.647cm" svg:height="0.858cm" svg:x="4.683cm" svg:y="16.983cm">
          <text:p text:style-name="P6"><text:span text:style-name="T4">Snapshot.6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draw:id="id5" draw:layer="layout" svg:width="3.647cm" svg:height="0.858cm" svg:x="4.684cm" svg:y="18.77cm">
          <text:p text:style-name="P6"><text:span text:style-name="T4">Snapshot.7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5" draw:layer="layout" svg:x1="3.11cm" svg:y1="18.414cm" svg:x2="3.111cm" svg:y2="7.902cm">
          <text:p/>
        </draw:connector>
        <draw:frame draw:style-name="gr7" draw:text-style-name="P8" draw:layer="layout" svg:width="2.038cm" svg:height="1.036cm" draw:transform="rotate (1.58615522421215) translate (1.625cm 10.448cm)">
          <draw:text-box>
            <text:p text:style-name="P8"><text:span text:style-name="T5">Recent</text:span></text:p>
          </draw:text-box>
        </draw:frame>
        <draw:frame draw:style-name="gr8" draw:text-style-name="P8" draw:layer="layout" svg:width="1.711cm" svg:height="0.869cm" draw:transform="rotate (1.58598069128695) translate (1.671cm 17.778cm)">
          <draw:text-box>
            <text:p text:style-name="P8"><text:span text:style-name="T5">Old</text:span></text:p>
          </draw:text-box>
        </draw:frame>
        <draw:connector draw:style-name="gr4" draw:text-style-name="P5" draw:layer="layout" svg:x1="4.145cm" svg:y1="6.114cm" svg:x2="5.046cm" svg:y2="7.437cm" draw:start-shape="id2" draw:start-glue-point="6" draw:end-shape="id3" draw:end-glue-point="6">
          <text:p/>
        </draw:connector>
        <draw:connector draw:style-name="gr4" draw:text-style-name="P5" draw:layer="layout" svg:x1="6.506cm" svg:y1="17.839cm" svg:x2="6.507cm" svg:y2="18.77cm" draw:start-shape="id4" draw:start-glue-point="8" draw:end-shape="id5" draw:end-glue-point="5">
          <text:p/>
        </draw:connector>
        <draw:connector draw:style-name="gr4" draw:text-style-name="P5" draw:layer="layout" svg:x1="6.506cm" svg:y1="16.123cm" svg:x2="6.506cm" svg:y2="16.983cm" draw:start-shape="id6" draw:start-glue-point="8" draw:end-shape="id4" draw:end-glue-point="5">
          <text:p/>
        </draw:connector>
        <draw:connector draw:style-name="gr4" draw:text-style-name="P5" draw:layer="layout" svg:x1="6.506cm" svg:y1="14.444cm" svg:x2="6.506cm" svg:y2="15.267cm" draw:start-shape="id7" draw:start-glue-point="8" draw:end-shape="id6" draw:end-glue-point="5">
          <text:p/>
        </draw:connector>
        <draw:connector draw:style-name="gr4" draw:text-style-name="P5" draw:layer="layout" svg:x1="6.506cm" svg:y1="12.76cm" svg:x2="6.506cm" svg:y2="13.588cm" draw:start-shape="id8" draw:start-glue-point="8" draw:end-shape="id7" draw:end-glue-point="5">
          <text:p/>
        </draw:connector>
        <draw:connector draw:style-name="gr4" draw:text-style-name="P5" draw:layer="layout" svg:x1="6.506cm" svg:y1="11.081cm" svg:x2="6.506cm" svg:y2="11.904cm" draw:start-shape="id9" draw:start-glue-point="8" draw:end-shape="id8" draw:end-glue-point="5">
          <text:p/>
        </draw:connector>
        <draw:connector draw:style-name="gr4" draw:text-style-name="P5" draw:layer="layout" svg:x1="6.506cm" svg:y1="9.437cm" svg:x2="6.506cm" svg:y2="10.225cm" draw:start-shape="id10" draw:start-glue-point="8" draw:end-shape="id9" draw:end-glue-point="5">
          <text:p/>
        </draw:connector>
        <draw:connector draw:style-name="gr4" draw:text-style-name="P5" draw:layer="layout" svg:x1="6.506cm" svg:y1="7.865cm" svg:x2="6.506cm" svg:y2="8.581cm" draw:start-shape="id3" draw:start-glue-point="8" draw:end-shape="id10" draw:end-glue-point="5">
          <text:p/>
        </draw:connector>
        <draw:custom-shape draw:style-name="gr3" draw:text-style-name="P9" draw:id="id11" draw:layer="layout" svg:width="3.257cm" svg:height="1.465cm" svg:x="9.436cm" svg:y="6.688cm">
          <text:p text:style-name="P9"><text:span text:style-name="T6">Copy the day's </text:span></text:p>
          <text:p text:style-name="P9"><text:span text:style-name="T6">last snapshot to</text:span></text:p>
          <text:p text:style-name="P9"><text:span text:style-name="T6">the daily archi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svg:x1="7.958cm" svg:y1="7.437cm" svg:x2="9.436cm" svg:y2="7.42cm" draw:start-shape="id3" draw:start-glue-point="9" draw:end-shape="id11" draw:end-glue-point="5">
          <text:p/>
        </draw:connector>
        <draw:custom-shape draw:style-name="gr5" draw:text-style-name="P7" draw:id="id12" draw:layer="layout" svg:width="2.681cm" svg:height="0.858cm" svg:x="11.62cm" svg:y="8.833cm">
          <text:p text:style-name="P6"><text:span text:style-name="T4">Daily.0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draw:id="id13" draw:layer="layout" svg:width="2.681cm" svg:height="0.858cm" svg:x="11.62cm" svg:y="10.37cm">
          <text:p text:style-name="P6"><text:span text:style-name="T4">Daily.1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draw:id="id14" draw:layer="layout" svg:width="2.681cm" svg:height="0.858cm" svg:x="11.62cm" svg:y="12.016cm">
          <text:p text:style-name="P6"><text:span text:style-name="T4">Daily.2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draw:id="id17" draw:layer="layout" svg:width="2.681cm" svg:height="0.858cm" svg:x="11.62cm" svg:y="17.092cm">
          <text:p text:style-name="P6"><text:span text:style-name="T4">Daily.5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draw:id="id16" draw:layer="layout" svg:width="2.681cm" svg:height="0.858cm" svg:x="11.62cm" svg:y="15.448cm">
          <text:p text:style-name="P6"><text:span text:style-name="T4">Daily.4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draw:id="id15" draw:layer="layout" svg:width="2.681cm" svg:height="0.858cm" svg:x="11.62cm" svg:y="13.802cm">
          <text:p text:style-name="P6"><text:span text:style-name="T4">Daily.3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draw:id="id18" draw:layer="layout" svg:width="2.681cm" svg:height="0.858cm" svg:x="11.62cm" svg:y="18.701cm">
          <text:p text:style-name="P6"><text:span text:style-name="T4">Daily.6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5" draw:layer="layout" svg:x1="11.064cm" svg:y1="8.153cm" svg:x2="11.887cm" svg:y2="9.261cm" draw:start-shape="id11" draw:start-glue-point="6" draw:end-shape="id12" draw:end-glue-point="6">
          <text:p/>
        </draw:connector>
        <draw:connector draw:style-name="gr4" draw:text-style-name="P5" draw:layer="layout" svg:x1="12.96cm" svg:y1="9.689cm" svg:x2="12.96cm" svg:y2="10.37cm" draw:start-shape="id12" draw:start-glue-point="8" draw:end-shape="id13" draw:end-glue-point="5">
          <text:p/>
        </draw:connector>
        <draw:connector draw:style-name="gr4" draw:text-style-name="P5" draw:layer="layout" svg:x1="12.96cm" svg:y1="11.226cm" svg:x2="12.96cm" svg:y2="12.016cm" draw:start-shape="id13" draw:start-glue-point="8" draw:end-shape="id14" draw:end-glue-point="5">
          <text:p/>
        </draw:connector>
        <draw:connector draw:style-name="gr4" draw:text-style-name="P5" draw:layer="layout" svg:x1="12.96cm" svg:y1="12.872cm" svg:x2="12.96cm" svg:y2="13.802cm" draw:start-shape="id14" draw:start-glue-point="8" draw:end-shape="id15" draw:end-glue-point="5">
          <text:p/>
        </draw:connector>
        <draw:connector draw:style-name="gr4" draw:text-style-name="P5" draw:layer="layout" svg:x1="12.96cm" svg:y1="14.658cm" svg:x2="12.96cm" svg:y2="15.448cm" draw:start-shape="id15" draw:start-glue-point="8" draw:end-shape="id16" draw:end-glue-point="5">
          <text:p/>
        </draw:connector>
        <draw:connector draw:style-name="gr4" draw:text-style-name="P5" draw:layer="layout" svg:x1="12.96cm" svg:y1="16.304cm" svg:x2="12.96cm" svg:y2="17.092cm" draw:start-shape="id16" draw:start-glue-point="8" draw:end-shape="id17" draw:end-glue-point="5">
          <text:p/>
        </draw:connector>
        <draw:connector draw:style-name="gr4" draw:text-style-name="P5" draw:layer="layout" svg:x1="12.96cm" svg:y1="17.948cm" svg:x2="12.96cm" svg:y2="18.701cm" draw:start-shape="id17" draw:start-glue-point="8" draw:end-shape="id18" draw:end-glue-point="5">
          <text:p/>
        </draw:connector>
        <draw:custom-shape draw:style-name="gr3" draw:text-style-name="P9" draw:id="id19" draw:layer="layout" svg:width="7.584cm" svg:height="2.539cm" svg:x="16.872cm" svg:y="7.974cm">
          <text:p text:style-name="P9"><text:span text:style-name="T6">At the end of the week, compress the most</text:span></text:p>
          <text:p text:style-name="P9"><text:span text:style-name="T6">recent daily snapshot and store it in</text:span></text:p>
          <text:p text:style-name="P9"><text:span text:style-name="T6">the Weekly snapshot archive.</text:span></text:p>
          <text:p text:style-name="P9"><text:span text:style-name="T6"><text:s/></text:span><text:span text:style-name="T6">When space gets low, older weekly</text:span></text:p>
          <text:p text:style-name="P9"><text:span text:style-name="T6">snapshots are deleted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20" draw:layer="layout" svg:width="5.756cm" svg:height="4.756cm" svg:x="17.807cm" svg:y="12.944cm">
          <text:p text:style-name="P2"><text:span text:style-name="T7">Weekly Snapshot</text:span></text:p>
          <text:p text:style-name="P2"><text:span text:style-name="T7">Archiv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5" draw:layer="layout" svg:x1="14.027cm" svg:y1="9.261cm" svg:x2="16.872cm" svg:y2="9.243cm" draw:start-shape="id12" draw:start-glue-point="9" draw:end-shape="id19" draw:end-glue-point="5">
          <text:p/>
        </draw:connector>
        <draw:connector draw:style-name="gr4" draw:text-style-name="P5" draw:layer="layout" svg:x1="20.663cm" svg:y1="10.513cm" svg:x2="20.684cm" svg:y2="12.944cm" draw:start-shape="id19" draw:start-glue-point="6" draw:end-shape="id20" draw:end-glue-point="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7-12-26T18:19:37</meta:creation-date>
    <dc:date>2007-12-26T23:05:31</dc:date>
    <dc:language>en-US</dc:language>
    <meta:editing-cycles>5</meta:editing-cycles>
    <meta:editing-duration>PT4H29M50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